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Map.put( final LocationNode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ionMap.isMatch( final String pattern , final URI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tionMap.get( final URI request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cationMap.LocationMap( final String locationmap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